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5b2" officeooo:paragraph-rsid="001a05b2"/>
    </style:style>
    <style:style style:name="P2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a05b2"/>
    </style:style>
    <style:style style:name="P5" style:family="paragraph" style:parent-style-name="Standard">
      <style:text-properties officeooo:rsid="002263bb" officeooo:paragraph-rsid="002263bb"/>
    </style:style>
    <style:style style:name="P6" style:family="paragraph" style:parent-style-name="Text_20_body">
      <style:text-properties officeooo:paragraph-rsid="002426d7"/>
    </style:style>
    <style:style style:name="P7" style:family="paragraph" style:parent-style-name="Standard">
      <style:text-properties officeooo:rsid="002263bb" officeooo:paragraph-rsid="002263bb"/>
    </style:style>
    <style:style style:name="P8" style:family="paragraph" style:parent-style-name="Standard">
      <style:text-properties officeooo:rsid="0024cbd5" officeooo:paragraph-rsid="0024cbd5"/>
    </style:style>
    <style:style style:name="P9" style:family="paragraph" style:parent-style-name="Text_20_body" style:list-style-name="L1">
      <style:text-properties officeooo:rsid="001facf2" officeooo:paragraph-rsid="0020b3cb"/>
    </style:style>
    <style:style style:name="P10" style:family="paragraph" style:parent-style-name="Text_20_body" style:list-style-name="L2">
      <style:text-properties officeooo:rsid="001facf2" officeooo:paragraph-rsid="0020b3cb"/>
    </style:style>
    <style:style style:name="P11" style:family="paragraph" style:parent-style-name="Text_20_body" style:list-style-name="L3">
      <style:text-properties officeooo:rsid="001facf2" officeooo:paragraph-rsid="0020b3cb"/>
    </style:style>
    <style:style style:name="P12" style:family="paragraph" style:parent-style-name="Text_20_body" style:list-style-name="L1">
      <style:text-properties officeooo:rsid="0020b3cb" officeooo:paragraph-rsid="0020b3cb"/>
    </style:style>
    <style:style style:name="P13" style:family="paragraph" style:parent-style-name="Text_20_body" style:list-style-name="L2">
      <style:text-properties officeooo:rsid="0020b3cb" officeooo:paragraph-rsid="0020b3cb"/>
    </style:style>
    <style:style style:name="P14" style:family="paragraph" style:parent-style-name="Text_20_body" style:list-style-name="L2">
      <style:text-properties officeooo:rsid="0020b3cb" officeooo:paragraph-rsid="0020b76d"/>
    </style:style>
    <style:style style:name="P15" style:family="paragraph" style:parent-style-name="Text_20_body" style:list-style-name="L2">
      <style:text-properties officeooo:rsid="0020b76d" officeooo:paragraph-rsid="0020b3cb"/>
    </style:style>
    <style:style style:name="P16" style:family="paragraph" style:parent-style-name="Text_20_body" style:list-style-name="L2">
      <style:text-properties officeooo:rsid="0020b76d" officeooo:paragraph-rsid="0020b76d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20b76d" officeooo:paragraph-rsid="0020b76d"/>
    </style:style>
    <style:style style:name="P18" style:family="paragraph" style:parent-style-name="Text_20_body" style:list-style-name="L4">
      <style:text-properties officeooo:rsid="001c743c" officeooo:paragraph-rsid="001d9f80"/>
    </style:style>
    <style:style style:name="P19" style:family="paragraph" style:parent-style-name="Text_20_body" style:list-style-name="L4">
      <style:text-properties officeooo:rsid="001c743c" officeooo:paragraph-rsid="0021feee"/>
    </style:style>
    <style:style style:name="P20" style:family="paragraph" style:parent-style-name="Text_20_body" style:list-style-name="L4">
      <style:text-properties officeooo:rsid="001c743c" officeooo:paragraph-rsid="001c743c"/>
    </style:style>
    <style:style style:name="P21" style:family="paragraph" style:parent-style-name="Text_20_body" style:list-style-name="L5">
      <style:text-properties officeooo:paragraph-rsid="001d9f80"/>
    </style:style>
    <style:style style:name="P22" style:family="paragraph" style:parent-style-name="Text_20_body" style:list-style-name="L6">
      <style:text-properties officeooo:rsid="001d9f80" officeooo:paragraph-rsid="0021feee"/>
    </style:style>
    <style:style style:name="P23" style:family="paragraph" style:parent-style-name="Text_20_body" style:list-style-name="L4">
      <style:text-properties officeooo:rsid="001d9f80" officeooo:paragraph-rsid="001d9f80"/>
    </style:style>
    <style:style style:name="P24" style:family="paragraph" style:parent-style-name="Text_20_body" style:list-style-name="L7">
      <style:text-properties officeooo:rsid="001d9f80" officeooo:paragraph-rsid="001d9f80"/>
    </style:style>
    <style:style style:name="P25" style:family="paragraph" style:parent-style-name="Text_20_body" style:list-style-name="L8">
      <style:text-properties officeooo:rsid="001d9f80" officeooo:paragraph-rsid="001d9f80"/>
    </style:style>
    <style:style style:name="P26" style:family="paragraph" style:parent-style-name="Text_20_body" style:list-style-name="L9">
      <style:text-properties officeooo:rsid="001d9f80" officeooo:paragraph-rsid="0021f5af"/>
    </style:style>
    <style:style style:name="P27" style:family="paragraph" style:parent-style-name="Text_20_body" style:list-style-name="L10">
      <style:text-properties officeooo:rsid="001d9f80" officeooo:paragraph-rsid="0021f5af"/>
    </style:style>
    <style:style style:name="P28" style:family="paragraph" style:parent-style-name="Text_20_body" style:list-style-name="L11">
      <style:text-properties officeooo:rsid="001d9f80" officeooo:paragraph-rsid="001e4489"/>
    </style:style>
    <style:style style:name="P29" style:family="paragraph" style:parent-style-name="Heading_20_1">
      <style:text-properties officeooo:rsid="001facf2" officeooo:paragraph-rsid="0020b3cb"/>
    </style:style>
    <style:style style:name="P30" style:family="paragraph" style:parent-style-name="Heading_20_2">
      <style:text-properties officeooo:rsid="002426d7" officeooo:paragraph-rsid="002426d7"/>
    </style:style>
    <style:style style:name="P31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32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26d7"/>
    </style:style>
    <style:style style:name="T2" style:family="text">
      <style:text-properties officeooo:rsid="0024cbd5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4cbd5"/>
    </style:style>
    <style:style style:name="T5" style:family="text">
      <style:text-properties officeooo:rsid="002263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FRJ/EQ, Agosto de 2018.</text:p>
      <text:p text:style-name="P31">Proposta de trabalho computacional como critério de avaliação na disciplina de termodinâmica.</text:p>
      <text:p text:style-name="P5"/>
      <text:p text:style-name="P5">Frederico W. Tavares<text:span text:style-name="T4">1</text:span>; Iuri S. V. Segtovich.</text:p>
      <text:p text:style-name="P8"><text:span text:style-name="T3">1</text:span><text:span text:style-name="T5">Professor responsável</text:span></text:p>
      <text:p text:style-name="P1"/>
      <text:h text:style-name="Heading_20_1" text:outline-level="1">Modificação na fórmula para cálculo da média:</text:h>
      <text:p text:style-name="P1"/>
      <text:p text:style-name="P3"><draw:g text:anchor-type="as-char" svg:y="-0.609cm" draw:z-index="4" draw:style-name="gr1"><svg:title>TexMaths</svg:title><svg:desc>12§display§M_1 = \frac{(P_1+P_2+T_C)}{3}
§svg§600§FALSE§</svg:desc><draw:polygon draw:style-name="gr2" draw:text-style-name="P33" svg:width="4.018cm" svg:height="0.889cm" svg:x="0cm" svg:y="0.002cm" svg:viewBox="0 0 4019 890" draw:points="2010,890 0,890 0,0 4019,0 4019,890"><text:p/></draw:polygon><draw:path draw:style-name="gr3" draw:text-style-name="P34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34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34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34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34" svg:width="0.301cm" svg:height="0.288cm" svg:x="1.39cm" svg:y="0.026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34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34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301cm" svg:height="0.288cm" svg:x="2.362cm" svg:y="0.026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34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34" svg:width="0.228cm" svg:height="0.213cm" svg:x="3.585cm" svg:y="0.17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34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34" svg:width="2.81cm" svg:height="0.017cm" svg:x="1.209cm" svg:y="0.488cm" svg:viewBox="0 0 2811 18" draw:points="1405,18 0,18 0,0 2811,0 2811,18"><text:p/></draw:polygon><draw:path draw:style-name="gr3" draw:text-style-name="P34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/text:p>
      <text:p text:style-name="P3"/>
      <text:p text:style-name="P4"><draw:g text:anchor-type="as-char" svg:y="-0.601cm" draw:z-index="3" draw:style-name="gr1"><svg:title>TexMaths</svg:title><svg:desc>12§display§M_2= \frac{(M_1+P_f)}{2}§svg§600§FALSE§</svg:desc><draw:polygon draw:style-name="gr2" draw:text-style-name="P33" svg:width="3.141cm" svg:height="0.891cm" svg:x="0cm" svg:y="0.003cm" svg:viewBox="0 0 3142 892" draw:points="1571,892 0,892 0,0 3142,0 3142,892"><text:p/></draw:polygon><draw:path draw:style-name="gr3" draw:text-style-name="P34" svg:width="0.423cm" svg:height="0.289cm" svg:x="0.017cm" svg:y="0.315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34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34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34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34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34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34" svg:width="0.28cm" svg:height="0.281cm" svg:x="2.087cm" svg:y="0.071cm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34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34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34" svg:width="1.932cm" svg:height="0.017cm" svg:x="1.209cm" svg:y="0.489cm" svg:viewBox="0 0 1933 18" draw:points="966,18 0,18 0,0 1933,0 1933,18"><text:p/></draw:polygon><draw:path draw:style-name="gr3" draw:text-style-name="P34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4"/>
      <text:p text:style-name="P2">A nota da <draw:g text:anchor-type="as-char" svg:y="-0.295cm" draw:z-index="0" draw:style-name="gr1"><svg:title>TexMaths</svg:title><svg:desc>12§display§P_S§svg§600§FALSE§</svg:desc><draw:polygon draw:style-name="gr2" draw:text-style-name="P33" svg:width="0.491cm" svg:height="0.35cm" svg:x="0cm" svg:y="0.002cm" svg:viewBox="0 0 492 351" draw:points="247,351 0,351 0,0 492,0 492,351"><text:p/></draw:polygon><draw:path draw:style-name="gr3" draw:text-style-name="P34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34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text:s/>substitui a nota da <draw:g text:anchor-type="as-char" svg:y="-0.289cm" draw:z-index="1" draw:style-name="gr1"><svg:title>TexMaths</svg:title><svg:desc>12§display§P_1§svg§600§FALSE§</svg:desc><draw:polygon draw:style-name="gr2" draw:text-style-name="P33" svg:width="0.436cm" svg:height="0.352cm" svg:x="0cm" svg:y="0.003cm" svg:viewBox="0 0 437 353" draw:points="219,353 0,353 0,0 437,0 437,353"><text:p/></draw:polygon><draw:path draw:style-name="gr3" draw:text-style-name="P3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34" svg:width="0.107cm" svg:height="0.196cm" svg:x="0.302cm" svg:y="0.156cm" svg:viewBox="0 0 108 197" svg:d="M67 8c0-8 0-8-8-8-19 18-47 19-59 19v11c7 0 26 0 43-8v151c0 10 0 14-30 14h-11v10c5 0 42-1 53-1 10 0 47 1 53 1v-10h-11c-30 0-30-4-30-14z"><text:p/></draw:path></draw:g><text:s/>ou <draw:g text:anchor-type="as-char" svg:y="-0.289cm" draw:z-index="2" draw:style-name="gr1"><svg:title>TexMaths</svg:title><svg:desc>12§display§P_2§svg§600§FALSE§</svg:desc><draw:polygon draw:style-name="gr2" draw:text-style-name="P33" svg:width="0.436cm" svg:height="0.352cm" svg:x="0cm" svg:y="0.003cm" svg:viewBox="0 0 437 353" draw:points="219,353 0,353 0,0 437,0 437,353"><text:p/></draw:polygon><draw:path draw:style-name="gr3" draw:text-style-name="P3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34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, não substitui a nota do trabalho computacional <draw:g text:anchor-type="as-char" svg:y="-0.295cm" draw:z-index="5" draw:style-name="gr1"><svg:title>TexMaths</svg:title><svg:desc>12§display§T_C§svg§600§FALSE§</svg:desc><draw:polygon draw:style-name="gr2" draw:text-style-name="P33" svg:width="0.507cm" svg:height="0.351cm" svg:x="0cm" svg:y="0cm" svg:viewBox="0 0 508 352" draw:points="254,352 0,352 0,0 508,0 508,352"><text:p/></draw:polygon><draw:path draw:style-name="gr3" draw:text-style-name="P34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34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.</text:p>
      <text:p text:style-name="P2"/>
      <text:h text:style-name="P29" text:outline-level="1">Critérios para avaliação do trabalho</text:h>
      <text:list xml:id="list524229892" text:style-name="L1">
        <text:list-item>
          <text:p text:style-name="P12">Documento:</text:p>
        </text:list-item>
      </text:list>
      <text:list xml:id="list1813066265" text:style-name="L2">
        <text:list-item>
          <text:list>
            <text:list-item>
              <text:p text:style-name="P13">O trabaho deverá ser entregue no formato jupyter-notebook, incluindo introdução, metodologia, código desenvolvido, resultados e discussão, e conclusão.</text:p>
              <text:list>
                <text:list-item>
                  <text:p text:style-name="P15">Apresentação o embasamento da metodologia utilizada,</text:p>
                </text:list-item>
                <text:list-item>
                  <text:p text:style-name="P13">Organização do código (#comentários)</text:p>
                </text:list-item>
                <text:list-item>
                  <text:p text:style-name="P10">Se o programa roda e gera resultados corretos para o sistema proposto,</text:p>
                </text:list-item>
                <text:list-item>
                  <text:p text:style-name="P14">Discussão dos resultados (descrever e interpretar os gráficos obtidos),</text:p>
                </text:list-item>
                <text:list-item>
                  <text:p text:style-name="P16">Conclusão.</text:p>
                </text:list-item>
              </text:list>
            </text:list-item>
          </text:list>
        </text:list-item>
      </text:list>
      <text:list xml:id="list1849784498388" text:continue-list="list524229892" text:style-name="L1">
        <text:list-item>
          <text:p text:style-name="P9">Arguição:</text:p>
        </text:list-item>
      </text:list>
      <text:list xml:id="list1814155055" text:style-name="L3">
        <text:list-item>
          <text:list>
            <text:list-item>
              <text:p text:style-name="P11">Significância de instruções e blocos de código do trabalho,</text:p>
            </text:list-item>
            <text:list-item>
              <text:p text:style-name="P17">Descrição e interpretação dos resultados.</text:p>
            </text:list-item>
          </text:list>
        </text:list-item>
      </text:list>
      <text:p text:style-name="P2"/>
      <text:h text:style-name="Heading_20_1" text:outline-level="1">Objetivos</text:h>
      <text:p text:style-name="Text_20_body">Cálculo de equilíbrio líquido-vapor de mistura binária com modelo de energia de Gibbs em excesso.</text:p>
      <text:list xml:id="list627728226" text:style-name="L4">
        <text:list-item>
          <text:p text:style-name="P18">Implementar o modelo de Margules para cálculo de coeficiente de atividade em uma mistura binária.</text:p>
        </text:list-item>
      </text:list>
      <text:list xml:id="list4292072442" text:style-name="L5">
        <text:list-item>
          <text:list>
            <text:list-item>
              <text:p text:style-name="P21"><text:soft-page-break/>Apresentar referência do equacionamento e parâmetros.</text:p>
            </text:list-item>
          </text:list>
        </text:list-item>
      </text:list>
      <text:list xml:id="list1848915580306" text:continue-list="list627728226" text:style-name="L4">
        <text:list-item>
          <text:p text:style-name="P19">Implementar a correlação de Antoine para pressão de saturação dos componentes puros</text:p>
        </text:list-item>
      </text:list>
      <text:list xml:id="list2726122072" text:style-name="L6">
        <text:list-item>
          <text:list>
            <text:list-item>
              <text:p text:style-name="P22">Apresentar referência do equacionamento e parâmetros.</text:p>
            </text:list-item>
          </text:list>
        </text:list-item>
      </text:list>
      <text:list xml:id="list1848322037125" text:continue-list="list1848915580306" text:style-name="L4">
        <text:list-item>
          <text:p text:style-name="P23">Desenhar gráfico do coeficiente de atividade de cada componente em função da fração molar para temperatura e pressão ambiente.</text:p>
        </text:list-item>
      </text:list>
      <text:list xml:id="list2747804290" text:style-name="L7">
        <text:list-item>
          <text:list>
            <text:list-item>
              <text:p text:style-name="P24">Discutir as características observadas no gráfico.</text:p>
            </text:list-item>
          </text:list>
        </text:list-item>
      </text:list>
      <text:list xml:id="list1848815343357" text:continue-list="list1848322037125" text:style-name="L4">
        <text:list-item>
          <text:p text:style-name="P20">Implementar algoritmo de cálculo de pressão de ponto de bolha</text:p>
        </text:list-item>
      </text:list>
      <text:list xml:id="list2608844655" text:style-name="L8">
        <text:list-item>
          <text:list>
            <text:list-item>
              <text:p text:style-name="P25">Explicar eventuais aproximações utilizadas.</text:p>
            </text:list-item>
          </text:list>
        </text:list-item>
      </text:list>
      <text:list xml:id="list1848725032358" text:continue-list="list1848815343357" text:style-name="L4">
        <text:list-item>
          <text:p text:style-name="P20">Desenhar diagrama de equilíbrio líquido-vapor em pressão contra fração molar a temperatura constante.</text:p>
        </text:list-item>
      </text:list>
      <text:list xml:id="list2247319702" text:style-name="L9">
        <text:list-item>
          <text:list>
            <text:list-item>
              <text:p text:style-name="P26">Discutir as características observadas no diagrama obtido.</text:p>
            </text:list-item>
          </text:list>
        </text:list-item>
      </text:list>
      <text:list xml:id="list1848353124580" text:continue-list="list1848725032358" text:style-name="L4">
        <text:list-item>
          <text:p text:style-name="P18">Implementar algoritmo de cálculo de temperatura de ponto de bolha</text:p>
        </text:list-item>
      </text:list>
      <text:list xml:id="list1763696072" text:style-name="L10">
        <text:list-item>
          <text:list>
            <text:list-item>
              <text:p text:style-name="P27">Explicar eventuais aproximações utilizadas.</text:p>
            </text:list-item>
          </text:list>
        </text:list-item>
      </text:list>
      <text:list xml:id="list1850202034962" text:continue-list="list1848353124580" text:style-name="L4">
        <text:list-item>
          <text:p text:style-name="P18">Desenhar diagrama de equilíbrio líquido-vapor em pressão contra fração molar a temperatura constante.</text:p>
        </text:list-item>
      </text:list>
      <text:list xml:id="list3340626827" text:style-name="L11">
        <text:list-item>
          <text:list>
            <text:list-item>
              <text:p text:style-name="P28">Discutir as características observadas no diagrama obtido.</text:p>
            </text:list-item>
          </text:list>
        </text:list-item>
      </text:list>
      <text:h text:style-name="P30" text:outline-level="2">Referências recomendadas</text:h>
      <text:p text:style-name="P6"><text:tab/><text:span text:style-name="T1">Smith, van Ness e Abbott (Termodinâmica da engenharia química)</text:span></text:p>
      <text:p text:style-name="P6"><text:tab/><text:span text:style-name="T1">Reid, Prausnitz e Poling (Properties of gases and liquids, 4t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8-28T00:18:48.003778133</dc:date>
    <meta:editing-duration>PT43M41S</meta:editing-duration>
    <meta:editing-cycles>12</meta:editing-cycles>
    <meta:generator>LibreOffice/5.4.1.2$Linux_X86_64 LibreOffice_project/ea7cb86e6eeb2bf3a5af73a8f7777ac570321527</meta:generator>
    <meta:document-statistic meta:table-count="0" meta:image-count="0" meta:object-count="0" meta:page-count="2" meta:paragraph-count="38" meta:word-count="313" meta:character-count="2140" meta:non-whitespace-character-count="1883"/>
  </office:meta>
</office:document-meta>
</file>